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I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Id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Id.getModul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Id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Id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tifactI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tifactId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tifactId.ArtifactId( ModuleId mid , String name , String type , String 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